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2472" calcext:value-type="float">
            <text:p>67.0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53100531901</text:p>
          </table:table-cell>
          <table:table-cell office:value-type="string" calcext:value-type="string">
            <text:p>33N 30W 9BC:G-11034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